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fill="hatch" draw:fill-hatch-name="Black_20_45_20_Degrees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hatch" draw:fill-hatch-name="Red_20_Crossed_20_45_20_Degrees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4cm" fo:min-width="4.1cm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13cm"/>
    </style:style>
    <style:style style:name="gr7" style:family="graphic" style:parent-style-name="objectwithoutfill">
      <style:graphic-properties draw:stroke="solid" draw:marker-start="Small_20_Arrow" draw:marker-start-width="0.3cm" draw:marker-end="Small_20_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hatch" draw:fill-hatch-name="Black_20_45_20_Degrees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hatch" draw:fill-hatch-name="Red_20_Crossed_20_45_20_Degrees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5pt" style:font-size-asian="15pt" style:font-size-complex="15pt"/>
    </style:style>
    <style:style style:name="P6" style:family="paragraph">
      <loext:graphic-properties draw:fill="solid" draw:fill-color="#ffffcc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position="sub 58%" fo:font-size="15pt" style:font-size-asian="15pt" style:font-size-complex="15pt"/>
    </style:style>
    <style:style style:name="T3" style:family="text">
      <style:text-properties style:text-position="0% 100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8cm" svg:height="10.4cm" svg:x="2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10.2cm" svg:x="2.2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686cm" svg:height="0.385cm" svg:x="2.014cm" svg:y="14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42cm" svg:height="5.985cm" svg:x="4.258cm" svg:y="8.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742cm" svg:height="1.014cm" svg:x="2.6cm" svg:y="18cm">
          <draw:text-box>
            <text:p text:style-name="P4"><text:span text:style-name="T1">T</text:span><text:span text:style-name="T2">1</text:span><text:span text:style-name="T1">, P</text:span><text:span text:style-name="T2">1</text:span><text:span text:style-name="T1">, V</text:span><text:span text:style-name="T2">1</text:span><text:span text:style-name="T3">, n</text:span></text:p>
          </draw:text-box>
        </draw:frame>
        <draw:custom-shape draw:style-name="gr1" draw:text-style-name="P1" draw:layer="layout" svg:width="4.8cm" svg:height="10.4cm" svg:x="9.3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10.2cm" svg:x="9.5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686cm" svg:height="0.385cm" svg:x="9.314cm" svg:y="17.3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42cm" svg:height="5.985cm" svg:x="11.558cm" svg:y="11.4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742cm" svg:height="1.014cm" svg:x="9.9cm" svg:y="18cm">
          <draw:text-box>
            <text:p text:style-name="P4"><text:span text:style-name="T1">T</text:span><text:span text:style-name="T2">2</text:span><text:span text:style-name="T1">, P</text:span><text:span text:style-name="T2">2</text:span><text:span text:style-name="T1">, V</text:span><text:span text:style-name="T2">2</text:span><text:span text:style-name="T3">, n</text:span></text:p>
          </draw:text-box>
        </draw:frame>
        <draw:custom-shape draw:style-name="gr1" draw:text-style-name="P1" draw:layer="layout" svg:width="4.8cm" svg:height="10.4cm" svg:x="16.6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10.2cm" svg:x="16.8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686cm" svg:height="0.385cm" svg:x="16.614cm" svg:y="14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42cm" svg:height="5.985cm" svg:x="18.858cm" svg:y="8.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742cm" svg:height="1.014cm" svg:x="17.2cm" svg:y="18cm">
          <draw:text-box>
            <text:p text:style-name="P4"><text:span text:style-name="T1">T</text:span><text:span text:style-name="T2">3</text:span><text:span text:style-name="T1">, P</text:span><text:span text:style-name="T2">3</text:span><text:span text:style-name="T1">, V</text:span><text:span text:style-name="T2">3</text:span><text:span text:style-name="T3">, n</text:span></text:p>
          </draw:text-box>
        </draw:frame>
        <draw:custom-shape draw:style-name="gr2" draw:text-style-name="P2" draw:layer="layout" svg:width="0.8cm" svg:height="12cm" svg:x="1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1cm" svg:x="21.8cm" svg:y="18.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513cm" svg:height="0.962cm" svg:x="3.123cm" svg:y="7.168cm">
          <draw:text-box>
            <text:p>State 1</text:p>
          </draw:text-box>
        </draw:frame>
        <draw:frame draw:style-name="gr6" draw:text-style-name="P7" draw:layer="layout" svg:width="2.513cm" svg:height="0.962cm" svg:x="10.424cm" svg:y="7.168cm">
          <draw:text-box>
            <text:p>State 2</text:p>
          </draw:text-box>
        </draw:frame>
        <draw:frame draw:style-name="gr6" draw:text-style-name="P7" draw:layer="layout" svg:width="2.513cm" svg:height="0.962cm" svg:x="17.625cm" svg:y="7.168cm">
          <draw:text-box>
            <text:p>State 3</text:p>
          </draw:text-box>
        </draw:frame>
        <draw:line draw:style-name="gr7" draw:text-style-name="P8" draw:layer="layout" svg:x1="8.2cm" svg:y1="14.6cm" svg:x2="8.2cm" svg:y2="17.516cm">
          <text:p/>
        </draw:line>
        <draw:line draw:style-name="gr8" draw:text-style-name="P8" draw:layer="layout" svg:x1="6.8cm" svg:y1="14.615cm" svg:x2="9.3cm" svg:y2="14.6cm">
          <text:p/>
        </draw:line>
        <draw:line draw:style-name="gr8" draw:text-style-name="P8" draw:layer="layout" svg:x1="6.8cm" svg:y1="17.516cm" svg:x2="9.3cm" svg:y2="17.501cm">
          <text:p/>
        </draw:line>
        <draw:frame draw:style-name="gr9" draw:text-style-name="P7" draw:layer="layout" svg:width="1.171cm" svg:height="0.962cm" svg:x="7.029cm" svg:y="15.5cm">
          <draw:text-box>
            <text:p>dx</text:p>
          </draw:text-box>
        </draw:frame>
        <draw:line draw:style-name="gr8" draw:text-style-name="P8" draw:layer="layout" svg:x1="14.1cm" svg:y1="14.616cm" svg:x2="16.6cm" svg:y2="14.601cm">
          <text:p/>
        </draw:line>
        <draw:line draw:style-name="gr8" draw:text-style-name="P8" draw:layer="layout" svg:x1="14.1cm" svg:y1="17.517cm" svg:x2="16.6cm" svg:y2="17.502cm">
          <text:p/>
        </draw:line>
        <draw:line draw:style-name="gr7" draw:text-style-name="P8" draw:layer="layout" svg:x1="15.576cm" svg:y1="14.6cm" svg:x2="15.576cm" svg:y2="17.516cm">
          <text:p/>
        </draw:line>
        <draw:frame draw:style-name="gr9" draw:text-style-name="P7" draw:layer="layout" svg:width="1.171cm" svg:height="0.962cm" svg:x="14.405cm" svg:y="15.5cm">
          <draw:text-box>
            <text:p>dx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fferson Gomes</meta:initial-creator>
    <meta:creation-date>2016-02-11T16:20:25</meta:creation-date>
    <dc:date>2016-12-24T15:52:42.403626548</dc:date>
    <meta:editing-duration>PT6M15S</meta:editing-duration>
    <meta:editing-cycles>6</meta:editing-cycles>
    <meta:generator>LibreOffice/5.1.4.2$Linux_X86_64 LibreOffice_project/10m0$Build-2</meta:generator>
    <meta:document-statistic meta:object-count="51"/>
  </office:meta>
</office:document-meta>
</file>